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co3" style:family="table-column">
      <style:table-column-properties style:column-width="0.6cm" style:use-optimal-column-width="false"/>
    </style:style>
    <style:style style:name="ro1" style:family="table-row">
      <style:table-row-properties style:row-height="1.956cm"/>
    </style:style>
    <style:style style:name="ro2" style:family="table-row">
      <style:table-row-properties style:row-height="1.999cm"/>
    </style:style>
    <style:style style:name="ro3" style:family="table-row">
      <style:table-row-properties style:row-height="2.003cm"/>
    </style:style>
    <style:style style:name="ro4" style:family="table-row">
      <style:table-row-properties style:row-height="0.972cm"/>
    </style:style>
    <style:style style:name="ce1" style:family="table-cell">
      <loext:graphic-properties draw:fill-color="#ff8000" draw:textarea-vertical-align="middle"/>
      <style:text-properties fo:background-color="#2a6099"/>
    </style:style>
    <style:style style:name="ce2" style:family="table-cell">
      <loext:graphic-properties draw:fill-color="#729fcf"/>
      <style:text-properties fo:background-color="#2a6099"/>
    </style:style>
    <style:style style:name="ce3" style:family="table-cell">
      <loext:graphic-properties draw:fill-color="#729fcf"/>
    </style:style>
    <style:style style:name="ce4" style:family="table-cell">
      <loext:graphic-properties draw:fill-color="#ff8000"/>
    </style:style>
    <style:style style:name="ce5" style:family="table-cell">
      <loext:graphic-properties draw:fill-color="#77bc65" draw:textarea-vertical-align="middle"/>
      <style:paragraph-properties fo:text-align="center"/>
    </style:style>
    <style:style style:name="P1" style:family="paragraph">
      <style:paragraph-properties fo:text-align="center"/>
      <style:text-properties fo:background-color="#2a6099"/>
    </style:style>
    <style:style style:name="P2" style:family="paragraph">
      <style:text-properties fo:background-color="#2a6099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background-color="#2a60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14.098cm" svg:height="9.955cm" svg:x="2.401cm" svg:y="3.228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"><text:span text:style-name="T1"/></text:p>
                <text:p text:style-name="P2"><text:span text:style-name="T1"/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 table:style-name="ce4"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 table:style-name="ce4"/>
              <table:table-cell/>
            </table:table-row>
            <table:table-row table:style-name="ro3" table:default-cell-style-name="ce3">
              <table:table-cell/>
              <table:table-cell/>
              <table:table-cell/>
              <table:table-cell/>
              <table:table-cell table:style-name="ce4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098cm" svg:height="1.998cm" svg:x="2.406cm" svg:y="0.6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5">
              <table:table-cell>
                <text:p text:style-name="P3">Fold 1</text:p>
              </table:table-cell>
              <table:table-cell>
                <text:p text:style-name="P3">Fold 2</text:p>
              </table:table-cell>
              <table:table-cell>
                <text:p text:style-name="P3">Fold 3</text:p>
              </table:table-cell>
              <table:table-cell>
                <text:p text:style-name="P3">Fold 4</text:p>
              </table:table-cell>
              <table:table-cell>
                <text:p text:style-name="P3">Fold 5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4" draw:layer="layout" svg:width="8.636cm" svg:height="1.673cm" svg:x="17.526cm" svg:y="0.762cm">
          <draw:text-box>
            <text:p>Dividimos los datos originanes en k-folds</text:p>
          </draw:text-box>
        </draw:frame>
        <draw:g>
          <draw:frame draw:style-name="gr2" draw:text-style-name="P4" draw:layer="layout" svg:width="2.286cm" svg:height="0.962cm" svg:x="2.694cm" svg:y="3.71cm">
            <draw:text-box>
              <text:p>Fold 1</text:p>
            </draw:text-box>
          </draw:frame>
          <draw:frame draw:style-name="gr2" draw:text-style-name="P4" draw:layer="layout" svg:width="2.286cm" svg:height="0.962cm" svg:x="5.488cm" svg:y="3.697cm">
            <draw:text-box>
              <text:p>Fold 2</text:p>
            </draw:text-box>
          </draw:frame>
          <draw:frame draw:style-name="gr2" draw:text-style-name="P4" draw:layer="layout" svg:width="2.286cm" svg:height="0.962cm" svg:x="8.282cm" svg:y="3.67cm">
            <draw:text-box>
              <text:p>Fold 3</text:p>
            </draw:text-box>
          </draw:frame>
          <draw:frame draw:style-name="gr2" draw:text-style-name="P4" draw:layer="layout" svg:width="2.286cm" svg:height="0.962cm" svg:x="11.076cm" svg:y="3.656cm">
            <draw:text-box>
              <text:p>Fold 4</text:p>
            </draw:text-box>
          </draw:frame>
          <draw:frame draw:style-name="gr2" draw:text-style-name="P4" draw:layer="layout" svg:width="2.286cm" svg:height="0.962cm" svg:x="13.87cm" svg:y="3.683cm">
            <draw:text-box>
              <text:p>Fold 5</text:p>
            </draw:text-box>
          </draw:frame>
        </draw:g>
        <draw:g>
          <draw:frame draw:style-name="gr2" draw:text-style-name="P4" draw:layer="layout" svg:width="2.286cm" svg:height="0.962cm" svg:x="2.694cm" svg:y="5.71cm">
            <draw:text-box>
              <text:p>Fold 1</text:p>
            </draw:text-box>
          </draw:frame>
          <draw:frame draw:style-name="gr2" draw:text-style-name="P4" draw:layer="layout" svg:width="2.286cm" svg:height="0.962cm" svg:x="5.488cm" svg:y="5.697cm">
            <draw:text-box>
              <text:p>Fold 2</text:p>
            </draw:text-box>
          </draw:frame>
          <draw:frame draw:style-name="gr2" draw:text-style-name="P4" draw:layer="layout" svg:width="2.286cm" svg:height="0.962cm" svg:x="8.282cm" svg:y="5.67cm">
            <draw:text-box>
              <text:p>Fold 3</text:p>
            </draw:text-box>
          </draw:frame>
          <draw:frame draw:style-name="gr2" draw:text-style-name="P4" draw:layer="layout" svg:width="2.286cm" svg:height="0.962cm" svg:x="11.076cm" svg:y="5.656cm">
            <draw:text-box>
              <text:p>Fold 4</text:p>
            </draw:text-box>
          </draw:frame>
          <draw:frame draw:style-name="gr2" draw:text-style-name="P4" draw:layer="layout" svg:width="2.286cm" svg:height="0.962cm" svg:x="13.87cm" svg:y="5.683cm">
            <draw:text-box>
              <text:p>Fold 5</text:p>
            </draw:text-box>
          </draw:frame>
        </draw:g>
        <draw:g>
          <draw:frame draw:style-name="gr2" draw:text-style-name="P4" draw:layer="layout" svg:width="2.286cm" svg:height="0.962cm" svg:x="2.694cm" svg:y="7.71cm">
            <draw:text-box>
              <text:p>Fold 1</text:p>
            </draw:text-box>
          </draw:frame>
          <draw:frame draw:style-name="gr2" draw:text-style-name="P4" draw:layer="layout" svg:width="2.286cm" svg:height="0.962cm" svg:x="5.488cm" svg:y="7.697cm">
            <draw:text-box>
              <text:p>Fold 2</text:p>
            </draw:text-box>
          </draw:frame>
          <draw:frame draw:style-name="gr2" draw:text-style-name="P4" draw:layer="layout" svg:width="2.286cm" svg:height="0.962cm" svg:x="8.282cm" svg:y="7.67cm">
            <draw:text-box>
              <text:p>Fold 3</text:p>
            </draw:text-box>
          </draw:frame>
          <draw:frame draw:style-name="gr2" draw:text-style-name="P4" draw:layer="layout" svg:width="2.286cm" svg:height="0.962cm" svg:x="11.076cm" svg:y="7.656cm">
            <draw:text-box>
              <text:p>Fold 4</text:p>
            </draw:text-box>
          </draw:frame>
          <draw:frame draw:style-name="gr2" draw:text-style-name="P4" draw:layer="layout" svg:width="2.286cm" svg:height="0.962cm" svg:x="13.87cm" svg:y="7.683cm">
            <draw:text-box>
              <text:p>Fold 5</text:p>
            </draw:text-box>
          </draw:frame>
        </draw:g>
        <draw:g>
          <draw:frame draw:style-name="gr2" draw:text-style-name="P4" draw:layer="layout" svg:width="2.286cm" svg:height="0.962cm" svg:x="2.694cm" svg:y="9.81cm">
            <draw:text-box>
              <text:p>Fold 1</text:p>
            </draw:text-box>
          </draw:frame>
          <draw:frame draw:style-name="gr2" draw:text-style-name="P4" draw:layer="layout" svg:width="2.286cm" svg:height="0.962cm" svg:x="5.488cm" svg:y="9.797cm">
            <draw:text-box>
              <text:p>Fold 2</text:p>
            </draw:text-box>
          </draw:frame>
          <draw:frame draw:style-name="gr2" draw:text-style-name="P4" draw:layer="layout" svg:width="2.286cm" svg:height="0.962cm" svg:x="8.282cm" svg:y="9.77cm">
            <draw:text-box>
              <text:p>Fold 3</text:p>
            </draw:text-box>
          </draw:frame>
          <draw:frame draw:style-name="gr2" draw:text-style-name="P4" draw:layer="layout" svg:width="2.286cm" svg:height="0.962cm" svg:x="11.076cm" svg:y="9.756cm">
            <draw:text-box>
              <text:p>Fold 4</text:p>
            </draw:text-box>
          </draw:frame>
          <draw:frame draw:style-name="gr2" draw:text-style-name="P4" draw:layer="layout" svg:width="2.286cm" svg:height="0.962cm" svg:x="13.87cm" svg:y="9.783cm">
            <draw:text-box>
              <text:p>Fold 5</text:p>
            </draw:text-box>
          </draw:frame>
        </draw:g>
        <draw:g>
          <draw:frame draw:style-name="gr2" draw:text-style-name="P4" draw:layer="layout" svg:width="2.286cm" svg:height="0.962cm" svg:x="2.694cm" svg:y="11.81cm">
            <draw:text-box>
              <text:p>Fold 1</text:p>
            </draw:text-box>
          </draw:frame>
          <draw:frame draw:style-name="gr2" draw:text-style-name="P4" draw:layer="layout" svg:width="2.286cm" svg:height="0.962cm" svg:x="5.488cm" svg:y="11.797cm">
            <draw:text-box>
              <text:p>Fold 2</text:p>
            </draw:text-box>
          </draw:frame>
          <draw:frame draw:style-name="gr2" draw:text-style-name="P4" draw:layer="layout" svg:width="2.286cm" svg:height="0.962cm" svg:x="8.282cm" svg:y="11.77cm">
            <draw:text-box>
              <text:p>Fold 3</text:p>
            </draw:text-box>
          </draw:frame>
          <draw:frame draw:style-name="gr2" draw:text-style-name="P4" draw:layer="layout" svg:width="2.286cm" svg:height="0.962cm" svg:x="11.076cm" svg:y="11.756cm">
            <draw:text-box>
              <text:p>Fold 4</text:p>
            </draw:text-box>
          </draw:frame>
          <draw:frame draw:style-name="gr2" draw:text-style-name="P4" draw:layer="layout" svg:width="2.286cm" svg:height="0.962cm" svg:x="13.87cm" svg:y="11.783cm">
            <draw:text-box>
              <text:p>Fold 5</text:p>
            </draw:text-box>
          </draw:frame>
        </draw:g>
        <draw:frame draw:style-name="gr2" draw:text-style-name="P4" draw:layer="layout" svg:width="8.636cm" svg:height="0.962cm" svg:x="17.172cm" svg:y="3.556cm">
          <draw:text-box>
            <text:p>Entrenamos con (k-1) folds</text:p>
          </draw:text-box>
        </draw:frame>
        <draw:frame draw:style-name="gr1" draw:text-style-name="P4" draw:layer="layout" svg:width="9.398cm" svg:height="1.673cm" svg:x="17.172cm" svg:y="4.788cm">
          <draw:text-box>
            <text:p>Calculamos el error con 1 fold</text:p>
          </draw:text-box>
        </draw:frame>
        <draw:frame draw:style-name="standard" draw:layer="layout" svg:width="2.399cm" svg:height="0.971cm" svg:x="25.461cm" svg:y="3.544cm">
          <table:table table:template-name="default">
            <table:table-column table:style-name="co3"/>
            <table:table-column table:style-name="co3"/>
            <table:table-column table:style-name="co3"/>
            <table:table-column table:style-name="co3"/>
            <table:table-row table:style-name="ro4" table:default-cell-style-name="ce3"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0.599cm" svg:height="0.971cm" svg:x="26.008cm" svg:y="4.686cm">
          <table:table table:template-name="default">
            <table:table-column table:style-name="co3"/>
            <table:table-row table:style-name="ro4">
              <table:table-cell table:style-name="ce4"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23T12:37:53.711236563</meta:creation-date>
    <dc:date>2020-02-23T12:55:42.792620161</dc:date>
    <meta:editing-duration>PT4M52S</meta:editing-duration>
    <meta:editing-cycles>2</meta:editing-cycles>
    <meta:generator>LibreOffice/6.3.4.2$Linux_X86_64 LibreOffice_project/30$Build-2</meta:generator>
    <meta:document-statistic meta:object-count="60"/>
  </office:meta>
</office:document-meta>
</file>